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edMethodSe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MethodSetPropert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pportedMethodSetProperty.SupportedMethodSetProperty( String [ ]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